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000000" svg:stroke-linecap="butt" draw:fill="solid" draw:fill-color="#ffffff" loext:fill-use-slide-background="false" draw:opacity="40%" draw:opacity-name="" draw:textarea-horizontal-align="justify" draw:textarea-vertical-align="middle" draw:auto-grow-height="false" fo:min-height="2.319cm" fo:min-width="4.937cm" style:writing-mode="lr-tb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000000" svg:stroke-linecap="butt" draw:fill="solid" draw:fill-color="#b4c7dc" loext:fill-use-slide-background="false" draw:opacity="40%" draw:opacity-name="" draw:textarea-horizontal-align="justify" draw:textarea-vertical-align="middle" draw:auto-grow-height="false" fo:min-height="11.345cm" fo:min-width="7.867cm" style:writing-mode="lr-tb"/>
      <style:paragraph-properties style:writing-mode="lr-tb"/>
    </style:style>
    <style:style style:name="gr3" style:family="graphic" style:parent-style-name="standard">
      <style:graphic-properties draw:fill="solid" draw:fill-color="#b4c7dc" draw:textarea-horizontal-align="justify" draw:textarea-vertical-align="middle" draw:auto-grow-height="false" fo:min-height="1.241cm" fo:min-width="4.928cm" style:writing-mode="lr-tb"/>
      <style:paragraph-properties style:writing-mode="lr-tb"/>
    </style:style>
    <style:style style:name="gr4" style:family="graphic" style:parent-style-name="standard">
      <style:graphic-properties draw:stroke-linejoin="round" draw:fill-color="#b4c7dc" draw:textarea-horizontal-align="justify" draw:textarea-vertical-align="middle" draw:auto-grow-height="false" fo:min-height="5.111cm" fo:min-width="7.472cm" style:writing-mode="lr-tb"/>
      <style:paragraph-properties style:writing-mode="lr-tb"/>
    </style:style>
    <style:style style:name="gr5" style:family="graphic" style:parent-style-name="standard">
      <style:graphic-properties draw:fill="solid" draw:fill-color="#b4c7dc" draw:textarea-horizontal-align="justify" draw:textarea-vertical-align="middle" draw:auto-grow-height="false" fo:min-height="1.929cm" fo:min-width="4.854cm" style:writing-mode="lr-tb"/>
      <style:paragraph-properties style:writing-mode="lr-tb"/>
    </style:style>
    <style:style style:name="gr6" style:family="graphic" style:parent-style-name="objectwithoutfill">
      <style:graphic-properties svg:stroke-width="0.081cm" draw:marker-start="Arrowheads_20_4" draw:marker-start-width="0.321cm" draw:marker-end="Arrowheads_20_4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afd095" draw:textarea-horizontal-align="justify" draw:textarea-vertical-align="middle" draw:auto-grow-height="false" fo:min-height="1.011cm" fo:min-width="7.916cm" style:writing-mode="lr-tb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011cm" fo:min-width="7.873cm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fill="solid" draw:fill-color="#afd095" draw:textarea-horizontal-align="justify" draw:textarea-vertical-align="middle" draw:auto-grow-height="false" fo:min-height="1.241cm" fo:min-width="4.928cm" style:writing-mode="lr-tb"/>
      <style:paragraph-properties style:writing-mode="lr-tb"/>
    </style:style>
    <style:style style:name="gr11" style:family="graphic" style:parent-style-name="standard">
      <style:graphic-properties draw:fill="solid" draw:fill-color="#b4c7dc" draw:textarea-horizontal-align="justify" draw:textarea-vertical-align="middle" draw:auto-grow-height="false" fo:min-height="5.94cm" fo:min-width="6.787cm" style:writing-mode="lr-tb"/>
      <style:paragraph-properties style:writing-mode="lr-tb"/>
    </style:style>
    <style:style style:name="gr12" style:family="graphic" style:parent-style-name="standard">
      <style:graphic-properties svg:stroke-width="0.081cm" draw:marker-start="Arrowheads_20_4" draw:marker-start-width="0.321cm" draw:marker-end="Arrowheads_20_4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-width="0.321cm" draw:marker-end="Arrowheads_20_5" draw:marker-end-width="0.421cm" draw:fill="solid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draw:marker-start-width="0.321cm" draw:marker-end="Arrowheads_20_6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0.668cm" fo:min-width="0.418cm" style:writing-mode="lr-tb"/>
      <style:paragraph-properties style:writing-mode="lr-tb"/>
    </style:style>
    <style:style style:name="gr16" style:family="graphic" style:parent-style-name="standard">
      <style:graphic-properties draw:fill-color="#afd095" draw:textarea-horizontal-align="justify" draw:textarea-vertical-align="middle" draw:auto-grow-height="false" fo:min-height="0.668cm" fo:min-width="0.418cm" style:writing-mode="lr-tb"/>
      <style:paragraph-properties style:writing-mode="lr-tb"/>
    </style:style>
    <style:style style:name="P1" style:family="paragraph">
      <loext:graphic-properties draw:fill="solid" draw:fill-color="#ffffff" draw:opacity="40%"/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b4c7dc" draw:opacity="40%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6" style:family="paragraph">
      <style:paragraph-properties fo:text-align="start"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weight="bold" style:font-weight-asian="bold" style:font-weight-complex="bold"/>
    </style:style>
    <style:style style:name="P8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b4c7dc"/>
      <style:paragraph-properties fo:text-align="center" style:writing-mode="lr-tb"/>
    </style:style>
    <style:style style:name="P11" style:family="paragraph">
      <loext:graphic-properties draw:fill="solid"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afd095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solid" draw:fill-color="#afd095"/>
      <style:paragraph-properties fo:text-align="center" style:writing-mode="lr-tb"/>
      <style:text-properties fo:font-weight="bold" style:font-weight-asian="bold" style:font-weight-complex="bold"/>
    </style:style>
    <style:style style:name="P17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2.847cm" svg:x="3.062cm" svg:y="11.4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271cm" svg:height="12.499cm" svg:x="9.382cm" svg:y="1.851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4" draw:id="id4" draw:layer="layout" svg:width="5.588cm" svg:height="1.651cm" svg:x="3.124cm" svg:y="8.735cm">
          <text:p text:style-name="P4"><text:span text:style-name="T1">Probe #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5" draw:id="id5" draw:layer="layout" svg:width="8.552cm" svg:height="5.941cm" svg:x="9.72cm" svg:y="2.694cm">
          <text:p text:style-name="P2"><text:span text:style-name="T1">Collector</text:span></text:p>
          <text:p text:style-name="P6"><text:span text:style-name="T2"><text:s/></text:span><text:span text:style-name="T2">- Xbee usb adapter</text:span></text:p>
          <text:p text:style-name="P7"><text:span text:style-name="T2"><text:s/></text:span><text:span text:style-name="T2">- probes calibration profile</text:span></text:p>
          <text:p text:style-name="P6"><text:span text:style-name="T2"><text:s/></text:span><text:span text:style-name="T2">- record time series</text:span></text:p>
          <text:p text:style-name="P6"><text:span text:style-name="T2"><text:s/></text:span><text:span text:style-name="T2">- wifi/eth</text:span></text:p>
          <text:p text:style-name="P6"><text:span text:style-name="T2"><text:s/></text:span><text:span text:style-name="T2">- http server (Water-contro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0" xml:id="id3" draw:id="id3" draw:layer="layout" svg:width="5.588cm" svg:height="1.651cm" svg:x="3.124cm" svg:y="7.338cm">
          <text:p text:style-name="P9">...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1" xml:id="id1" draw:id="id1" draw:layer="layout" svg:width="5.588cm" svg:height="2.413cm" svg:x="3.124cm" svg:y="5.306cm">
          <text:p text:style-name="P2"><text:span text:style-name="T1">Probe #1</text:span></text:p>
          <text:p text:style-name="P2"><text:span text:style-name="T2">(temp, humidity, </text:span><text:span text:style-name="T2"><text:line-break/></text:span><text:span text:style-name="T2">light, battery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draw:line-skew="-0.642cm" svg:x1="3.124cm" svg:y1="6.512cm" svg:x2="3.178cm" svg:y2="3.567cm" draw:start-shape="id1" draw:start-glue-point="3" draw:end-shape="id2" draw:end-glue-point="3" svg:d="M3124 6512h-1143v-2945h1197" svg:viewBox="0 0 1198 2946">
          <text:p/>
        </draw:connector>
        <draw:connector draw:style-name="gr6" draw:text-style-name="P12" draw:layer="layout" draw:line-skew="-0.642cm" svg:x1="3.124cm" svg:y1="8.163cm" svg:x2="3.178cm" svg:y2="3.567cm" draw:start-shape="id3" draw:start-glue-point="3" draw:end-shape="id2" draw:end-glue-point="3" svg:d="M3124 8163h-1143v-4596h1197" svg:viewBox="0 0 1198 4597">
          <text:p/>
        </draw:connector>
        <draw:connector draw:style-name="gr6" draw:text-style-name="P12" draw:layer="layout" draw:line-skew="-0.642cm" svg:x1="3.124cm" svg:y1="9.56cm" svg:x2="3.178cm" svg:y2="3.567cm" draw:start-shape="id4" draw:start-glue-point="3" draw:end-shape="id2" draw:end-glue-point="3" svg:d="M3124 9560h-1143v-5993h1197" svg:viewBox="0 0 1198 5994">
          <text:p/>
        </draw:connector>
        <draw:custom-shape draw:style-name="gr7" draw:text-style-name="P13" draw:layer="layout" svg:width="8.552cm" svg:height="1.397cm" svg:x="9.72cm" svg:y="8.901cm">
          <text:p text:style-name="P2"><text:span text:style-name="T1">Influx 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3" draw:layer="layout" svg:width="8.509cm" svg:height="1.397cm" svg:x="9.763cm" svg:y="10.56cm">
          <text:p text:style-name="P2"><text:span text:style-name="T1">Grafa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5" draw:layer="layout" svg:width="7.127cm" svg:height="1.673cm" svg:x="10.652cm" svg:y="12.148cm">
          <draw:text-box>
            <text:p text:style-name="P14">Linux with docker</text:p>
            <text:p text:style-name="P14">(same host or local net)</text:p>
          </draw:text-box>
        </draw:frame>
        <draw:custom-shape draw:style-name="gr10" draw:text-style-name="P16" xml:id="id2" draw:id="id2" draw:layer="layout" svg:width="5.588cm" svg:height="1.651cm" svg:x="3.178cm" svg:y="2.742cm">
          <text:p text:style-name="P2"><text:span text:style-name="T1">Xbee - u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xml:id="id7" draw:id="id7" draw:layer="layout" svg:width="5.588cm" svg:height="1.651cm" svg:x="20.439cm" svg:y="10.378cm">
          <text:p text:style-name="P4"><text:span text:style-name="T1">Solenoid 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xml:id="id8" draw:id="id8" draw:layer="layout" svg:width="5.588cm" svg:height="1.651cm" svg:x="20.439cm" svg:y="12.029cm">
          <text:p text:style-name="P4"><text:span text:style-name="T1">Flow 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" draw:id="id6" draw:layer="layout" svg:width="7.955cm" svg:height="6.858cm" svg:x="19.25cm" svg:y="2.767cm">
          <text:p text:style-name="P18"><text:span text:style-name="T1">Water-control</text:span></text:p>
          <text:p text:style-name="P19"><text:span text:style-name="T3"><text:s/></text:span><text:span text:style-name="T3">- </text:span>Arduino Nano 33 IOT<text:line-break/> <text:s text:c="2"/>(wifi)</text:p>
          <text:p text:style-name="P19"><text:s/>- Arduibox</text:p>
          <text:p text:style-name="P19"><text:s/>- relay</text:p>
          <text:p text:style-name="P19"><text:s/>- usb-c UPS (lithium)</text:p>
          <text:p text:style-name="P19"><text:s/>- usb-c 25 Watt PSU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4" draw:layer="layout" draw:line-skew="-0.684cm" svg:x1="5.972cm" svg:y1="2.742cm" svg:x2="13.996cm" svg:y2="2.694cm" draw:start-shape="id2" draw:start-glue-point="0" draw:end-shape="id5" draw:end-glue-point="0" svg:d="M5972 2742v-1234h8024v1186" svg:viewBox="0 0 8025 1235">
          <text:p/>
        </draw:connector>
        <draw:connector draw:style-name="gr12" draw:text-style-name="P14" draw:layer="layout" draw:line-skew="-0.658cm" svg:x1="13.996cm" svg:y1="2.694cm" svg:x2="23.227cm" svg:y2="2.767cm" draw:start-shape="id5" draw:start-glue-point="0" draw:end-shape="id6" draw:end-glue-point="0" svg:d="M13996 2694v-1160h9231v1233" svg:viewBox="0 0 9232 1234">
          <text:p/>
        </draw:connector>
        <draw:connector draw:style-name="gr13" draw:text-style-name="P12" draw:layer="layout" svg:x1="23.227cm" svg:y1="9.625cm" svg:x2="23.233cm" svg:y2="10.378cm" draw:start-shape="id6" draw:start-glue-point="2" draw:end-shape="id7" draw:end-glue-point="0" svg:d="M23227 9625v377h6v376" svg:viewBox="0 0 7 754">
          <text:p/>
        </draw:connector>
        <draw:connector draw:style-name="gr14" draw:text-style-name="P12" draw:layer="layout" svg:x1="26.027cm" svg:y1="12.854cm" svg:x2="27.205cm" svg:y2="6.196cm" draw:start-shape="id8" draw:end-shape="id6" draw:end-glue-point="1" svg:d="M26027 12854h1679v-6658h-501" svg:viewBox="0 0 1680 6659">
          <text:p/>
        </draw:connector>
        <draw:custom-shape draw:style-name="gr15" draw:text-style-name="P8" draw:layer="layout" svg:width="1.016cm" svg:height="1.016cm" svg:x="3.467cm" svg:y="11.77cm">
          <text:p text:style-name="P2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2" draw:layer="layout" svg:width="4.016cm" svg:height="0.806cm" svg:x="4.492cm" svg:y="13.021cm">
          <draw:text-box>
            <text:p text:style-name="P21"><text:span text:style-name="T4">Available COTS</text:span></text:p>
          </draw:text-box>
        </draw:frame>
        <draw:frame draw:style-name="gr9" draw:text-style-name="P22" draw:layer="layout" svg:width="4.105cm" svg:height="0.806cm" svg:x="4.492cm" svg:y="11.897cm">
          <draw:text-box>
            <text:p text:style-name="P21"><text:span text:style-name="T4">Custom HW/SW</text:span></text:p>
          </draw:text-box>
        </draw:frame>
        <draw:custom-shape draw:style-name="gr16" draw:text-style-name="P13" draw:layer="layout" svg:width="1.016cm" svg:height="1.016cm" svg:x="3.467cm" svg:y="12.8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40" svg:d="M0 40l10-40 10 4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3T21:51:29.286996408</meta:creation-date>
    <dc:date>2023-07-29T15:28:53.111804711</dc:date>
    <meta:editing-duration>PT2H26M32S</meta:editing-duration>
    <meta:editing-cycles>38</meta:editing-cycles>
    <meta:generator>LibreOffice/7.5.4.2$Linux_X86_64 LibreOffice_project/50$Build-2</meta:generator>
    <meta:document-statistic meta:object-count="24"/>
  </office:meta>
</office:document-meta>
</file>